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03Wmult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de" fo:country="DE" style:letter-kerning="true" style:font-name-asian="Andale Sans UI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Andale Sans UI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Linux OpenOffice.org_project/680m209$Build-9139$CWS-abcd</meta:generator>
    <meta:creation-date>2007-04-17T14:32:02</meta:creation-date>
    <dc:date>2007-04-17T14:34:48</dc:date>
    <dc:language>de-DE</dc:language>
    <meta:editing-cycles>3</meta:editing-cycles>
    <meta:editing-duration>PT1M3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" meta:character-count="8"/>
  </office:meta>
</office:document-meta>
</file>